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Pi" svg:font-family="SymbolPi"/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Source Serif Pro Light"/>
    </style:style>
    <style:style style:name="P2" style:family="paragraph" style:parent-style-name="Table_20_Contents">
      <style:paragraph-properties fo:text-align="center" style:justify-single-word="false"/>
      <style:text-properties style:font-name="Source Serif Pro Light"/>
    </style:style>
    <style:style style:name="P3" style:family="paragraph" style:parent-style-name="Standard">
      <style:text-properties style:font-name="Source Serif Pro Light"/>
    </style:style>
    <style:style style:name="P4" style:family="paragraph" style:parent-style-name="Text_20_body">
      <style:paragraph-properties fo:text-align="end" style:justify-single-word="false"/>
      <style:text-properties style:font-name="Source Serif Pro Light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7" style:family="paragraph" style:parent-style-name="Text_20_body">
      <style:text-properties style:font-name="Source Serif Pro Light1" fo:font-style="normal" style:font-name-asian="SimSun" style:font-style-asian="normal" style:font-name-complex="Lucida Sans" style:font-style-complex="normal"/>
    </style:style>
    <style:style style:name="P8" style:family="paragraph" style:parent-style-name="Standard">
      <style:text-properties style:font-name="Source Serif Pro Light1" fo:font-style="italic" style:font-name-asian="SimSun" style:font-style-asian="italic" style:font-name-complex="Lucida Sans" style:font-style-complex="italic"/>
    </style:style>
    <style:style style:name="P9" style:family="paragraph" style:parent-style-name="Standard">
      <style:text-properties style:font-name="Source Serif Pro Light1" fo:font-style="normal" style:font-name-asian="SimSun" style:font-style-asian="normal" style:font-name-complex="Lucida Sans" style:font-style-complex="normal"/>
    </style:style>
    <style:style style:name="P10" style:family="paragraph" style:parent-style-name="Standard">
      <style:text-properties style:font-name="Source Serif Pro Light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Source Serif Pro Ligh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font-name="Source Serif Pro Light1" style:font-name-asian="Source Serif Pro Light1" style:font-name-complex="Source Serif Pro Light1"/>
    </style:style>
    <style:style style:name="T4" style:family="text">
      <style:text-properties style:font-name="Source Serif Pro Light1" style:font-name-asian="SimSun" style:font-name-complex="Lucida Sans"/>
    </style:style>
    <style:style style:name="T5" style:family="text">
      <style:text-properties style:font-name="Source Serif Pro Light1" fo:font-style="italic" style:font-name-asian="SimSun" style:font-style-asian="italic" style:font-name-complex="Lucida Sans" style:font-style-complex="italic"/>
    </style:style>
    <style:style style:name="T6" style:family="text">
      <style:text-properties style:font-name="Source Serif Pro Light1" fo:font-style="italic" style:font-name-asian="Source Serif Pro Light1" style:font-style-asian="italic" style:font-name-complex="Source Serif Pro Light1" style:font-style-complex="italic"/>
    </style:style>
    <style:style style:name="T7" style:family="text">
      <style:text-properties style:font-name="Source Serif Pro Light1" fo:font-style="italic" fo:font-weight="bold" style:font-name-asian="SimSun" style:font-style-asian="italic" style:font-weight-asian="bold" style:font-name-complex="Lucida Sans" style:font-style-complex="italic" style:font-weight-complex="bold"/>
    </style:style>
    <style:style style:name="T8" style:family="text">
      <style:text-properties style:font-name="Source Serif Pro Light1" fo:font-style="normal" style:font-name-asian="SimSun" style:font-style-asian="normal" style:font-name-complex="Lucida Sans" style:font-style-complex="normal"/>
    </style:style>
    <style:style style:name="T9" style:family="text">
      <style:text-properties style:font-name="Source Serif Pro Light1" fo:font-style="normal" style:font-name-asian="Source Serif Pro Light1" style:font-style-asian="normal" style:font-name-complex="Source Serif Pro Light1" style:font-style-complex="normal"/>
    </style:style>
    <style:style style:name="T10" style:family="text">
      <style:text-properties style:font-name="Source Serif Pro Light1" fo:font-style="normal" fo:font-weight="bold" style:font-name-asian="SimSun" style:font-style-asian="normal" style:font-weight-asian="bold" style:font-name-complex="Lucida Sans" style:font-style-complex="normal" style:font-weight-complex="bold"/>
    </style:style>
    <style:style style:name="T11" style:family="text">
      <style:text-properties style:font-name="Source Serif Pro Light1" fo:font-weight="bold" style:font-name-asian="Source Serif Pro Light1" style:font-weight-asian="bold" style:font-name-complex="Source Serif Pro Light1" style:font-weight-complex="bold"/>
    </style:style>
    <style:style style:name="T12" style:family="text">
      <style:text-properties style:font-name="Source Serif Pro Light1" fo:font-weight="bold" style:font-name-asian="SimSun" style:font-weight-asian="bold" style:font-name-complex="Lucida Sans" style:font-weight-complex="bold"/>
    </style:style>
    <style:style style:name="T13" style:family="text">
      <style:text-properties style:font-name="SymbolPi" fo:font-style="normal" style:font-name-asian="SimSun" style:font-style-asian="normal" style:font-name-complex="Lucida Sans" style:font-style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style:font-name="Source Serif Pro Light1" fo:font-style="normal" style:font-name-asian="SimSun" style:font-style-asian="normal" style:font-name-complex="Lucida Sans" style:font-style-complex="normal"/>
    </style:style>
    <style:style style:name="T18" style:family="text">
      <style:text-properties style:text-position="sub 58%" style:font-name="Source Serif Pro Light1" fo:font-style="normal" style:font-name-asian="Source Serif Pro Light1" style:font-style-asian="normal" style:font-name-complex="Source Serif Pro Light1" style:font-style-complex="normal"/>
    </style:style>
    <style:style style:name="T19" style:family="text">
      <style:text-properties fo:color="#3399ff"/>
    </style:style>
    <style:style style:name="T20" style:family="text">
      <style:text-properties style:text-position="0% 100%" style:font-name="Source Serif Pro Light1" fo:font-style="normal" style:font-name-asian="Source Serif Pro Light1" style:font-style-asian="normal" style:font-name-complex="Source Serif Pro Light1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etske Leroux – Bachelor en Sciences Informatiques 2<text:span text:style-name="T2">ème 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/>
            <text:p text:style-name="P2">4. </text:p>
            <text:p text:style-name="P2">Explain which distribution has the maximum entropy in the class of distributions for all discrete random variables. </text:p>
            <text:p text:style-name="P2">Justify your answer by proof and examples. <text:s/></text:p>
            <text:p text:style-name="P2"/>
          </table:table-cell>
        </table:table-row>
      </table:table>
      <text:p text:style-name="P3"/>
      <text:p text:style-name="P10">Uniform pmf has the largest entropy </text:p>
      <text:p text:style-name="P3"/>
      <text:p text:style-name="P11"><text:span text:style-name="T14">H(X) </text:span><text:span text:style-name="T11">≤</text:span><text:span text:style-name="T12"> log2|</text:span><text:span text:style-name="T7">X|</text:span><text:span text:style-name="T10"> </text:span><text:span text:style-name="T8"><text:tab/></text:span><text:span text:style-name="T5">égal ssi P(X=x) = 1/|X|</text:span></text:p>
      <text:p text:style-name="P9"/>
      <text:p text:style-name="Text_20_body"><text:span text:style-name="T5">Preuve</text:span><text:span text:style-name="T8">: </text:span><text:span text:style-name="T4">Soit </text:span><text:span text:style-name="T5">X </text:span><text:span text:style-name="T8">= {x</text:span><text:span text:style-name="T17">1</text:span><text:span text:style-name="T8">,...,x</text:span><text:span text:style-name="T17">N</text:span><text:span text:style-name="T8">} et P(X=x</text:span><text:span text:style-name="T17">i</text:span><text:span text:style-name="T8">) = p</text:span><text:span text:style-name="T17">i </text:span></text:p>
      <text:p text:style-name="Text_20_body"><text:span text:style-name="T8">On a H(X) = - </text:span><text:span text:style-name="T9">∑</text:span><text:span text:style-name="T8">P(X=x)log</text:span><text:span text:style-name="T17">2</text:span><text:span text:style-name="T8">P(X=x) = -(p</text:span><text:span text:style-name="T17">1</text:span><text:span text:style-name="T8">log</text:span><text:span text:style-name="T17">2</text:span><text:span text:style-name="T8">p</text:span><text:span text:style-name="T17">1</text:span><text:span text:style-name="T8"> + p</text:span><text:span text:style-name="T17">2</text:span><text:span text:style-name="T8">log</text:span><text:span text:style-name="T17">2</text:span><text:span text:style-name="T8">p</text:span><text:span text:style-name="T17">2</text:span><text:span text:style-name="T8"> + .. + p</text:span><text:span text:style-name="T17">N</text:span><text:span text:style-name="T8">log</text:span><text:span text:style-name="T17">2</text:span><text:span text:style-name="T8">p</text:span><text:span text:style-name="T17">N</text:span><text:span text:style-name="T8">) </text:span></text:p>
      <text:p text:style-name="P7">Le but est de trouver {p<text:span text:style-name="T16">i</text:span>}<text:span text:style-name="T1">N</text:span> tel qu'il ait l'entropie maximale H(X).</text:p>
      <text:p text:style-name="P7">Utilisons la méthode des <text:span text:style-name="T19">multiplicateurs de Lagrange</text:span> : </text:p>
      <text:p text:style-name="Text_20_body"><text:span text:style-name="T5">L</text:span><text:span text:style-name="T8">(x</text:span><text:span text:style-name="T17">1</text:span><text:span text:style-name="T8">,..x</text:span><text:span text:style-name="T17">N</text:span><text:span text:style-name="T8">) = f(x</text:span><text:span text:style-name="T17">1</text:span><text:span text:style-name="T8">,...,x</text:span><text:span text:style-name="T17">N</text:span><text:span text:style-name="T8">) + λ(g(x</text:span><text:span text:style-name="T17">1</text:span><text:span text:style-name="T8">,...,x</text:span><text:span text:style-name="T17">N</text:span><text:span text:style-name="T8">)-k) </text:span></text:p>
      <text:p text:style-name="P7">La solution est donnée par :</text:p>
      <text:p text:style-name="P5"><text:span text:style-name="T4">dL</text:span><text:span text:style-name="T8">(x</text:span><text:span text:style-name="T17">1</text:span><text:span text:style-name="T8">,...,x</text:span><text:span text:style-name="T17">N</text:span><text:span text:style-name="T8">) / </text:span><text:span text:style-name="T4">d</text:span><text:span text:style-name="T8">x</text:span><text:span text:style-name="T17">i</text:span><text:span text:style-name="T8"> = </text:span><text:span text:style-name="T4">d</text:span><text:span text:style-name="T8">f(x</text:span><text:span text:style-name="T17">1</text:span><text:span text:style-name="T8">,...,x</text:span><text:span text:style-name="T17">N</text:span><text:span text:style-name="T8">) / </text:span><text:span text:style-name="T4">d</text:span><text:span text:style-name="T8">x</text:span><text:span text:style-name="T17">i</text:span><text:span text:style-name="T8"> + λ(g(x</text:span><text:span text:style-name="T17">1</text:span><text:span text:style-name="T8">,...,x</text:span><text:span text:style-name="T17">N</text:span><text:span text:style-name="T8">)-k) /</text:span><text:span text:style-name="T4">d</text:span><text:span text:style-name="T8">x</text:span><text:span text:style-name="T17">i</text:span><text:span text:style-name="T8"> = 0 </text:span></text:p>
      <text:p text:style-name="P7"/>
      <text:p text:style-name="Text_20_body"><text:span text:style-name="T8">Dans notre cas on a : f(p</text:span><text:span text:style-name="T17">1</text:span><text:span text:style-name="T8">,...,p</text:span><text:span text:style-name="T17">N</text:span><text:span text:style-name="T8">) = - </text:span><text:span text:style-name="T9">∑p</text:span><text:span text:style-name="T18">i</text:span><text:span text:style-name="T9">log</text:span><text:span text:style-name="T18">2</text:span><text:span text:style-name="T9">p</text:span><text:span text:style-name="T18">i</text:span><text:span text:style-name="T9"> et g(x</text:span><text:span text:style-name="T18">1</text:span><text:span text:style-name="T9">,...,x</text:span><text:span text:style-name="T18">N</text:span><text:span text:style-name="T9">) = ∑p</text:span><text:span text:style-name="T18">i</text:span><text:span text:style-name="T9"> = 1</text:span></text:p>
      <text:p text:style-name="Text_20_body"><text:span text:style-name="T9">donc </text:span><text:span text:style-name="T6">L</text:span><text:span text:style-name="T9">(p</text:span><text:span text:style-name="T18">1</text:span><text:span text:style-name="T9">,...,p</text:span><text:span text:style-name="T18">N</text:span><text:span text:style-name="T9">) = -(p</text:span><text:span text:style-name="T18">1</text:span><text:span text:style-name="T9">log</text:span><text:span text:style-name="T18">2</text:span><text:span text:style-name="T9">p</text:span><text:span text:style-name="T18">1</text:span><text:span text:style-name="T9"> +...+ p</text:span><text:span text:style-name="T18">N</text:span><text:span text:style-name="T9">log</text:span><text:span text:style-name="T18">2</text:span><text:span text:style-name="T9">p</text:span><text:span text:style-name="T18">N</text:span><text:span text:style-name="T9">) + <text:s/></text:span><text:span text:style-name="T8">λ(p</text:span><text:span text:style-name="T17">1</text:span><text:span text:style-name="T8"> + ... + p</text:span><text:span text:style-name="T17">N</text:span><text:span text:style-name="T8"> -1) </text:span></text:p>
      <text:p text:style-name="P7">La solution est donc :</text:p>
      <text:p text:style-name="P6"><text:span text:style-name="T4">dL</text:span><text:span text:style-name="T8">(p</text:span><text:span text:style-name="T17">1</text:span><text:span text:style-name="T8">,...,p</text:span><text:span text:style-name="T17">N</text:span><text:span text:style-name="T8">) / </text:span><text:span text:style-name="T4">d</text:span><text:span text:style-name="T8">p</text:span><text:span text:style-name="T17">i</text:span><text:span text:style-name="T8"> = - log</text:span><text:span text:style-name="T17">2</text:span><text:span text:style-name="T8">p</text:span><text:span text:style-name="T17">i</text:span><text:span text:style-name="T8"> – 1 + <text:s/>λ = 0 </text:span></text:p>
      <text:p text:style-name="P6"><text:span text:style-name="T4">dL</text:span><text:span text:style-name="T8">(p</text:span><text:span text:style-name="T17">1</text:span><text:span text:style-name="T8">,...,p</text:span><text:span text:style-name="T17">N</text:span><text:span text:style-name="T8">) / </text:span><text:span text:style-name="T4">d</text:span><text:span text:style-name="T8">p</text:span><text:span text:style-name="T17">j </text:span><text:span text:style-name="T8">=- log</text:span><text:span text:style-name="T17">2</text:span><text:span text:style-name="T8">p</text:span><text:span text:style-name="T17">j </text:span><text:span text:style-name="T8">– 1 + <text:s/>λ = 0 </text:span></text:p>
      <text:p text:style-name="P6"><text:span text:style-name="T4">dL</text:span><text:span text:style-name="T8">(p</text:span><text:span text:style-name="T17">1</text:span><text:span text:style-name="T8">,...,p</text:span><text:span text:style-name="T17">N</text:span><text:span text:style-name="T8">) / </text:span><text:span text:style-name="T4">d</text:span><text:span text:style-name="T8">λ = p</text:span><text:span text:style-name="T17">1</text:span><text:span text:style-name="T8"> + ... + p</text:span><text:span text:style-name="T17">N</text:span><text:span text:style-name="T8"> -1 = 0</text:span></text:p>
      <text:p text:style-name="P6"><text:span text:style-name="T8">Comme log</text:span><text:span text:style-name="T17">2</text:span><text:span text:style-name="T8">p</text:span><text:span text:style-name="T17">i</text:span><text:span text:style-name="T8"> = log</text:span><text:span text:style-name="T17">2</text:span><text:span text:style-name="T8">p</text:span><text:span text:style-name="T17">j</text:span><text:span text:style-name="T8"> </text:span><text:span text:style-name="T13">Þ</text:span><text:span text:style-name="T8"> p</text:span><text:span text:style-name="T17">i </text:span><text:span text:style-name="T8">= p</text:span><text:span text:style-name="T17">j</text:span><text:span text:style-name="T8"> = p = 1 / N </text:span></text:p>
      <text:p text:style-name="P6"><text:span text:style-name="T8">Donc p</text:span><text:span text:style-name="T17">i </text:span><text:span text:style-name="T8">= 1 / |</text:span><text:span text:style-name="T4">X</text:span><text:span text:style-name="T8">| et donc H</text:span><text:span text:style-name="T17">max</text:span><text:span text:style-name="T8">(X) = - </text:span><text:span text:style-name="T9">∑p(x)log</text:span><text:span text:style-name="T18">2</text:span><text:span text:style-name="T20">p</text:span><text:span text:style-name="T9">(x) = log</text:span><text:span text:style-name="T18">2</text:span><text:span text:style-name="T3">|X|</text:span></text:p>
      <text:p text:style-name="P7"/>
      <text:p text:style-name="P7"/>
      <text:p text:style-name="P7"><text:s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Pi" svg:font-family="SymbolPi"/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etske L</meta:initial-creator>
    <meta:creation-date>2020-06-21T09:18:35.09</meta:creation-date>
    <dc:date>2020-06-24T19:19:16.31</dc:date>
    <dc:creator>Oetske L</dc:creator>
    <meta:editing-duration>PT43M42S</meta:editing-duration>
    <meta:editing-cycles>5</meta:editing-cycles>
    <meta:generator>OpenOffice/4.1.4$Win32 OpenOffice.org_project/414m5$Build-9788</meta:generator>
    <meta:document-statistic meta:table-count="1" meta:image-count="0" meta:object-count="0" meta:page-count="1" meta:paragraph-count="22" meta:word-count="210" meta:character-count="1079"/>
  </office:meta>
</office:document-meta>
</file>